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7246712180022066700" text:style-name="L1">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text:span><text:span text:style-name="T1">искренности</text:span><text:span text:style-name="T1">,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text:soft-page-break/>–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всемогущественных богинь. Это их сплочает и успокаивает. Впрочем, хочу заметить, что даже для корректировки курса планет требуется огромное количество сил и умения.</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oft-page-break/><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text:soft-page-break/>–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text:soft-page-break/>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text:span><text:span text:style-name="T40">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text:soft-page-break/>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text:soft-page-break/>–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text:soft-page-break/>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oft-page-break/><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text:soft-page-break/>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text:span><text:span text:style-name="T4">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text:soft-page-break/>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text:soft-page-break/>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text:soft-page-break/>–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text:soft-page-break/>–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text:soft-page-break/></text:p>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text:soft-page-break/>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text:soft-page-break/>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text:soft-page-break/>–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text:soft-page-break/>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text:soft-page-break/>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text:soft-page-break/>–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text:soft-page-break/>«…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text:soft-page-break/>–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text:soft-page-break/>–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text:soft-page-break/></text:p>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text:soft-page-break/>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text:span><text:soft-page-break/><text:span text:style-name="T54">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text:soft-page-break/>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text:soft-page-break/>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text:soft-page-break/>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soft-page-break/>…</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text:soft-page-break/>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text:soft-page-break/></text:p>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text:span><text:span text:style-name="T33">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text:soft-page-break/>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oft-page-break/><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text:soft-page-break/>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text:span><text:span text:style-name="T23">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text:soft-page-break/>–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text:span><text:span text:style-name="T1">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oft-page-break/>«<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text:soft-page-break/>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text:soft-page-break/>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oft-page-break/><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text:soft-page-break/>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soft-page-break/>…</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oft-page-break/><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oft-page-break/><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text:soft-page-break/>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oft-page-break/><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oft-page-break/><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oft-page-break/><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oft-page-break/><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text:soft-page-break/>–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text:soft-page-break/>–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text:soft-page-break/>–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text:soft-page-break/>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text:soft-page-break/>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text:soft-page-break/>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text:soft-page-break/>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text:soft-page-break/>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text:soft-page-break/>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text:soft-page-break/>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text:soft-page-break/>–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soft-page-break/>~~~~~</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text:soft-page-break/>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text:soft-page-break/>–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text:soft-page-break/></text:p>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5"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text:soft-page-break/></text:p>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text:soft-page-break/></text:p>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text:soft-page-break/>–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text:soft-page-break/>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text:span><text:span text:style-name="T25">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soft-page-break/>…</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text:soft-page-break/>–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text:soft-page-break/></text:p>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text:soft-page-break/>–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soft-page-break/>…</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text:soft-page-break/></text:p>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text:soft-page-break/>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text:soft-page-break/>–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text:soft-page-break/>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oft-page-break/><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text:soft-page-break/>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text:soft-page-break/>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text:soft-page-break/>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text:soft-page-break/>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text:soft-page-break/>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oft-page-break/><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text:soft-page-break/></text:p>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text:soft-page-break/>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1">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4"><text:soft-page-break/>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text:soft-page-break/>–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text:soft-page-break/>–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text:soft-page-break/>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31T00:50:32.08</dc:date>
    <meta:editing-duration>P143DT22H36M3S</meta:editing-duration>
    <meta:editing-cycles>9018</meta:editing-cycles>
    <meta:generator>OpenOffice/4.1.1$Win32 OpenOffice.org_project/411m6$Build-9775</meta:generator>
    <meta:printed-by>макс </meta:printed-by>
    <meta:print-date>2017-07-30T17:54:58.23</meta:print-date>
    <dc:creator>макс </dc:creator>
    <meta:document-statistic meta:table-count="0" meta:image-count="0" meta:object-count="0" meta:page-count="227" meta:paragraph-count="4713" meta:word-count="104483" meta:character-count="664139"/>
  </office:meta>
</office:document-meta>
</file>